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9600X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583380" calcext:value-type="float">
            <text:p>10,583,3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113380" calcext:value-type="float">
            <text:p>8,113,3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2394160" calcext:value-type="float">
            <text:p>22,394,1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697400" calcext:value-type="float">
            <text:p>3,697,4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1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1:.D111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1:.D105])-[.D100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6:.D117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6:.D111])-[.D102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7T21:54:16.203167162</dc:date>
    <meta:editing-duration>P26DT8H7M27S</meta:editing-duration>
    <meta:editing-cycles>1084</meta:editing-cycles>
    <meta:generator>LibreOffice/25.2.3.2$Linux_X86_64 LibreOffice_project/bbb074479178df812d175f709636b368952c2ce3</meta:generator>
    <meta:document-statistic meta:table-count="18" meta:cell-count="1453" meta:object-count="0"/>
  </office:meta>
</office:document-meta>
</file>